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margin-top="0.3333in" fo:line-height="150%"/>
    </style:style>
    <style:style style:name="P19" style:parent-style-name="Nadpis1" style:family="paragraph">
      <style:paragraph-properties fo:line-height="150%"/>
    </style:style>
    <style:style style:name="P20" style:parent-style-name="Nadpis1" style:family="paragraph">
      <style:paragraph-properties fo:line-height="150%"/>
    </style:style>
    <style:style style:name="P21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2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3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4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5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6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7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9" style:parent-style-name="Nadpis1" style:family="paragraph">
      <style:text-properties fo:font-size="11.5pt" style:font-size-asian="11.5pt" style:font-size-complex="11.5pt"/>
    </style:style>
    <style:style style:name="T30" style:parent-style-name="Standardnípísmoodstavce" style:family="text">
      <style:text-properties fo:font-weight="bold" style:font-weight-asian="bold"/>
    </style:style>
    <style:style style:name="T31" style:parent-style-name="Značkapozn.podčarou" style:family="text">
      <style:text-properties fo:font-weight="normal" style:font-weight-asian="normal"/>
    </style:style>
    <style:style style:name="P32" style:parent-style-name="Nadpis1" style:family="paragraph">
      <style:text-properties fo:font-size="11.5pt" style:font-size-asian="11.5pt" style:font-size-complex="11.5pt"/>
    </style:style>
    <style:style style:name="P33" style:parent-style-name="Nadpis1" style:family="paragraph">
      <style:text-properties fo:font-size="11.5pt" style:font-size-asian="11.5pt" style:font-size-complex="11.5pt"/>
    </style:style>
    <style:style style:name="P34" style:parent-style-name="podpis" style:family="paragraph">
      <style:paragraph-properties fo:text-align="start" fo:margin-left="0in">
        <style:tab-stops/>
      </style:paragraph-properties>
    </style:style>
    <style:style style:name="P35" style:parent-style-name="podpis" style:family="paragraph">
      <style:paragraph-properties fo:text-align="start" fo:margin-left="0in">
        <style:tab-stops/>
      </style:paragraph-properties>
    </style:style>
    <style:style style:name="P36" style:parent-style-name="podpis" style:family="paragraph">
      <style:paragraph-properties fo:text-align="start" fo:margin-left="0in">
        <style:tab-stops/>
      </style:paragraph-properties>
    </style:style>
    <style:style style:name="P37" style:parent-style-name="podpis" style:family="paragraph">
      <style:paragraph-properties fo:text-align="start" fo:margin-left="0in">
        <style:tab-stops/>
      </style:paragraph-properties>
    </style:style>
    <style:style style:name="P38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5/2025</text:p>
            <text:p text:style-name="Normální">KVOP-22103/2025</text:p>
            <text:p text:style-name="Normální">22. 05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P18" text:outline-level="1">Sdělení<text:s/></text:h>
      <text:h text:style-name="P19" text:outline-level="1">o poskytnutí informace, výzvě k doplnění<text:s/>žádosti</text:h>
      <text:h text:style-name="P20" text:outline-level="1">a o vydání rozhodnutí o částečném odmítnutí žádosti</text:h>
      <text:h text:style-name="Nadpis1" text:outline-level="1">podle zákona č. 106/1999 Sb., o svobodném přístupu k informacím</text:h>
      <text:p text:style-name="Základnítext"/>
      <text:p text:style-name="Základnítext">Vážený pane P.,</text:p>
      <text:p text:style-name="Základnítext">dne 14. 5. 2025 obdržela Kancelář veřejného ochránce práv (Kancelář) Vaši žádost o informace. Žádáte o:</text:p>
      <text:list text:style-name="LFO3_1" text:continue-numbering="true">
        <text:list-item>
          <text:p text:style-name="P21">citování<text:s/>z posledních 7 úkonů, při kterých Kancelář řešila problematiku rozšiřování práv vězňů v oblasti přístupu k internetu, a informace s kým uvedené řešila a jaké jsou výsledky těchto úkonů;</text:p>
        </text:list-item>
        <text:list-item>
          <text:p text:style-name="P22">uvedení konkrétních současných rizik pro možnost, aby měla vězněná osoba ve vězení přístup k datové schránce;</text:p>
        </text:list-item>
        <text:list-item>
          <text:p text:style-name="P23">citování států v EU i mimo EU, o kterých má ochránce informace, že v nich mohou vězněné osoby bezrizikově používat internet;</text:p>
        </text:list-item>
        <text:list-item>
          <text:p text:style-name="P24">citování z 5 posledních stanovisek ochránce k podnětům týkajícím se přeřazování odsouzených<text:s/>do horší prostupné diferenciace;</text:p>
        </text:list-item>
        <text:list-item>
          <text:p text:style-name="P25">citování z 5 posledních stanovisek ochránce týkajících se podnětů odsouzených týkajících se vyřazení z práce;</text:p>
        </text:list-item>
        <text:list-item>
          <text:p text:style-name="P26">citování z 5 posledních stanovisek ochránce týkajících se šetření způsobů zacházení se zadrženou osobou v rámci<text:s/>pobytu v cele předběžného zadržení;</text:p>
        </text:list-item>
        <text:list-item>
          <text:p text:style-name="P27">citování seznamu formulářů z webu ochránce pro podání podnětu.</text:p>
        </text:list-item>
      </text:list>
      <text:p text:style-name="P28"/>
      <text:p text:style-name="Základnítext"/>
      <text:p text:style-name="Základnítext"/>
      <text:p text:style-name="Základnítext"><text:span text:style-name="Silné">K výše uvedenému Vám dávám tyto informace:</text:span></text:p>
      <text:h text:style-name="P29" text:outline-level="1">K bodu č. 1, 4, 5 a 6</text:h>
      <text:p text:style-name="Základnítext">Neuvádíte, o jaké citace, případně o citace jakých částí z uvedených písemností žádáte. Není proto zřejmé, jaké informace požadujete. Vyzývám Vás k doplnění k těmto bodům žádosti.<text:s/><text:span text:style-name="T30">Pokud neupřesníte žádost do 30 dnů ode dne doručení výzvy, rozhodnu o odmítnutí žádosti.</text:span><text:span text:style-name="T31"><text:note text:note-class="footnote" text:id="_ftn0"><text:note-citation>1</text:note-citation><text:note-body><text:p text:style-name="Textpozn.podčarou"><text:s/>Podle § 14 odst. 5 písm. b) zákona č. 106/1999 Sb., o svobodném přístupu<text:s/>k informacím.</text:p></text:note-body></text:note></text:span></text:p>
      <text:h text:style-name="P32" text:outline-level="1">K bodu č. 2 a 3</text:h>
      <text:p text:style-name="Základnítext"><text:span text:style-name="Silné">Tyto informace Vám nemohu podat.</text:span><text:s/>Vysvětlení najdete v přiloženém rozhodnutí o částečném odmítnutí žádosti.</text:p>
      <text:h text:style-name="P33" text:outline-level="1">K bodu č. 7</text:h>
      <text:p text:style-name="Základnítext">Zmiňovaný seznam jsem Vám poskytl již dopisem ze dne 3. 4. 2025, i přesto Vám jej v příloze opět zasílám.</text:p>
      <text:p text:style-name="Základnítext">S<text:s/>pozdravem</text:p>
      <text:p text:style-name="podpis">JUDr. Pavel Pořízek, Ph.D.</text:p>
      <text:p text:style-name="podpis">vedoucí Kanceláře veřejného ochránce práv</text:p>
      <text:p text:style-name="P34"/>
      <text:p text:style-name="P35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P36">Podání žadatele</text:p>
      <text:p text:style-name="P37">Rozhodnutí o částečném odmítnutí žádosti</text:p>
      <text:soft-page-break/>
      <text:p text:style-name="P38">Seznam formulářů podnětu k ochránc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IQDZ*</text:span></text:p>
        <text:p text:style-name="P12"><text:span text:style-name="T13">KVOPX00FIQDZ</text:span>KVOPX00FIQD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6-04T08:25:00Z</meta:creation-date>
    <dc:date>2025-06-05T07:16:00Z</dc:date>
    <meta:print-date>2016-06-27T07:08:00Z</meta:print-date>
    <meta:template xlink:href="KVOP_dopis%20vedoucího" xlink:type="simple"/>
    <meta:editing-cycles>5</meta:editing-cycles>
    <meta:editing-duration>PT60S</meta:editing-duration>
    <meta:user-defined meta:name="ContentTypeId">0x010100D3A71DC738674B4893D02C4CA0E22FAC</meta:user-defined>
    <meta:document-statistic meta:page-count="3" meta:paragraph-count="4" meta:word-count="302" meta:character-count="2082" meta:row-count="14" meta:non-whitespace-character-count="1784"/>
  </office:meta>
</office:document-meta>
</file>